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30">30.05.2017</text:date>, <text:time>00:08: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30T00:08:22.43</dc:date>
    <meta:editing-duration>P164DT22H59M56S</meta:editing-duration>
    <meta:editing-cycles>73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Type()
	Static out As Object ' DON'T declare it as DataValue!
	If isNull(out) Then 
		out = bootstrapTypes()
	End If
	TType = out
End Function

Function DataTypeCtor()
	Static out As Object ' DON'T declare as DataValue!
	If isNull(out) Then
		out = ctorOf(TType)
	End If
	DataTypeCtor = out
End Function

Function TDataTypeCtor()
	Static out As Object ' DON'T declare it as DataValue!
	If isNull(out) Then 
		out = field(DataCtor_typeCtor, DataTypeCtor)
	End If
	TDataTypeCtor = out
End Function

Function DataCtor()
	Static out As Object ' DON'T declare as DataValue!
	If isNull(out) Then
		out = ctorOf(DataTypeCtor)
	End If
	DataCtor = out
End Function

Function TDataCtor()
	Static out As Object ' DON'T declare as DataValue!
	If isNull(out) Then 
		out = field(DataCtor_typeCtor, DataCtor)
	End If
	TDataCtor = out
End Function

Function TList()
	Static out As Object ' DON'T declare it as DataValue!
	If isNull(out) Then 
		out = field(DataCtor_argTypes, DataCtor)	' a List value
		out = ctorOf(out)							' a DataCtor value
		out = field(DataCtor_typeCtor, out)			' a DataTypeCtor value
	End If
	TList = out
End Function

Function List_nil() ' singleton data ctor; returns the singleton value
	Static out As Object
	If isNull(out) Then
		' The dataCtors field of TList is itself a List instance,
		'  either (cCons cCons (cCons cNil  (vNil)))
		'      or (cCons cNil  (cCons cCons (vNil)))
		' In any case: the nil *value* is down at the very bottom!
		out = field(1, field(1, field(DataTypeCtor_dataCtors, TList)))
	End If
	List_nil = out
End Function

Function List_cons(Optional x As Variant, Optional xs As Variant)
	Static c As Object
	If isNull(c) Then
		' The dataCtors field of TList is itself a List instance,
		'  either (cCons cCons (cCons cNil  (vNil)))
		'      or (cCons cNil  (cCons cCons (vNil)))
		' In any case: the top data ctor is cons
		c = ctorOf(field(DataTypeCtor_dataCtors, TList))
	End If
	Dim out As Variant
	If isMissing(x) Then
		out = c
	ElseIf isMissing(xs) Then
		croak("List_cons/NYI: partial application")
	Else
		' TODO: require xs to be of type List a and x of type a
		out = _newDataValue(c, Array(x, xs))
	End If
	List_cons = out
End Function

Function List_isNil(v As Variant)
	Dim out As Variant
	out = False
	If Not(isDataValue(v)) Then
		Goto isNil_typeError
	End If
	If DataValue_same(v, List_nil) Then
		out = True
	ElseIf Not(hasType(v, TList)) Then
		Goto isNil_typeError
	End If
	List_isNil = out
	Exit Function
isNil_typeError:
	croak("List_isNil: expected a List but got " &amp; toString(v)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List_isNil(xs)
		out = out + 1
		xs = List_cdr(xs)
	Loop
	List_length = out
End Function


Function StringType() ' singleton data ctor; return the singleton value
	Static out As Object
	If isNull(out) Then
		' order of argTypes of DataTypeCtor is fixed:
		out = List_nth(0, field(DataCtor_argTypes, DataTypeCtor))
	End If
	StringType = out
End Function

Function IntegerType() ' singleton data ctor; return the singleton value
	Static out As Object
	If isNull(out) Then
		' order of argTypes of DataTypeCtor is fixed:
		out = List_nth(1, field(DataCtor_argTypes, DataTypeCtor))
	End If
	IntegerType = out
End Function

Function TypeParam(Optional i As Integer)
	Static c As Object
	Dim out
	If isNull(c) Then
		' Look for data ctor that has argTypes = [Integer]
		Dim ctors, argTypes
		ctors = field(DataTypeCtor_dataCtors, TType)
		Do While(True)
			c = List_car(ctors)
			argTypes = field(DataCtor_argTypes, c)
			If (List_length(argTypes) = 1) Then
				If DataValue_same(List_car(argTypes), IntegerType) _
				Then : Exit Do : End If
			End If
			ctors = List_cdr(ctors)
		Loop
	End If
	If isMissing(i) Then
		out = c
	Else
		out = _newDataValue(c, Array(i))
	End If
	TypeParam = out
End Function

Function TypeApp(Optional tc As Object, Optional ta As Object)
	Static c As Object
	Dim out
	If isNull(c) Then
		' Look for data ctor that has argTypes = [Type, Type]
		Dim ctors, argTypes
		ctors = field(DataTypeCtor_dataCtors, TType)
		Do While(True)
			c = List_car(ctors)
			argTypes = field(DataCtor_argTypes, c)
			If (List_length(argTypes) = 2) Then
				If  DataValue_same(List_car( argTypes), TDataTypeCtor) _
				And DataValue_same(List_cadr(argTypes), TType) _
				Then : Exit Do : End If
			End If
			ctors = List_cdr(ctors)
		Loop
	End If
	If isMissing(tc) Then
		out = c
	ElseIf isMissing(ta) Then
		croak("TypeApp/NYI: partial application")
	Else
		out = _newDataValue(c, Array(tc, ta))
	End If
	TypeApp = out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v.id &amp; "")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_Type(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TypeParam" ' TypeParam Integer
							out = out &amp; args(0)
						Case "TypeApp"	' TypeApp TDataTypeCtor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hasType(v As Variant, t As Object)
	Dim out As Variant
	out = False
	If Not(isDataValue(t)) Then
		Goto hasType_invalidType
	End If
	Dim c As Variant : c = ctorOf(v)
	If isEmpty(c) Then
		croak("hasType/NYI: test non-data value " &amp; toString(v))
	Else
		out = DataValue_same(field(DataCtor_typeCtor, c), t)
	End If
	
	
	'If isDataTypeCtor(t) Then
	'	Dim r As Integer
	'	r = field(DataTypeCtor_arity, t)
	'	If (r &lt;&gt; 0) Then
	'		croak("hasType/NYI: test against not-completely-applied TypeCtor " &amp; toString(t))
	'	End If
	'	Dim c  As DataValue : c  = ctorOf(v)
	'	Dim tc As DataValue : tc = field(DataCtor_typeCtor, c)
	'	
	'	out = field(DataTypeCtor_name, tc) = field(DataTypeCtor_name, t)
	'Else
	'	croak("hasType/NYI: test against type " &amp; toString(t))
	'End If
	
	
	hasType = out
	Exit Function
hasType_invalidType:
	croak("hasType: invalid type " &amp; toString(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test_bootstrapTypes()
	test_Type_hasType()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cCons, Array(cDataTypeCtor , vNil))
	assertEqual(DataValue_toString(tcDataTypeCtor), _
		"(TDataTypeCtor.DataTypeCtor 'TDataTypeCtor' 0 [DataTypeCtor])").x
	
	' from that we can reach everything in the object graph:
	bootstrapTypes = tcType
End Function	

Function test_same(x As Variant, y As Variant, exp As Boolean)
	If Not(isDataValue(x)) Or Not(isDataValue(y)) Then
		Goto test_same_invalid_args
	End If
	Dim out, lvl As Integer, msg As String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msg = IIf(exp, "assert", "refute") _
		&amp; "_same: invalid args " &amp; NL &amp; toString(x) _
		&amp; NL &amp; NL &amp; toString(y)
	croak(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Function test_bootstrapTypes()
	Dim tcType As Variant
	tcType = TType
	assertEqual(isDataValue(tcType), True).x
	assertEqual(fieldCount( tcType), 3).x
	assertEqual(field(DataTypeCtor_name,  tcType), "Type").x
	assertEqual(field(DataTypeCtor_arity, tcType), 0).x
	' field dataCtors later

	Dim cDataTypeCtor As Variant
	cDataTypeCtor = 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vNil = List_nil
	assertEqual(isDataValue(vNil), True).x
	' List_nil returns the same instance again
	assertEqual(DataValue_same(List_nil, vNil), True).x
	cNil = ctorOf(vNil)
	assertEqual(isDataValue(cNil), True).x
	assertEqual(fieldCount(vNil),  0).x
	assertEqual(fieldCount(cNil),  3).x
	assert_hasCtor(    vNil, cNil		).x
	assert_hasCtor(    cNil, cDataCtor	).x
	assert_hasTypeCtor(cNil, tcList		).x
	' Let's not test the name, rather confirm that cNil is a
	' singleton data ctor: its argTypes field is the same as vNil!
	assert_same(field(DataCtor_argTypes, cNil), vNil).x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List_cons, test List_isNil
	Dim xs As Variant, ys As Variant
	xs = vNil
	assertEqual(List_isNil(xs), True).x
	
	xs = List_cons(vNil, vNil)
	assertEqual(isDataValue(xs), True).x
	assert_hasCtor(xs, cCons).x
	assertEqual(List_isNil(xs), False).x
	ys = List_cons(vNil, ys)
	assertEqual(isDataValue(ys), True).x
	assert_hasCtor(ys, cCons).x
	assertEqual(List_isNil(ys), False).x
	
	'--- List_car, List_cdr, List_nth
	xs = List_cons(vNil, List_cons(vNil, vNil))
	ys = List_cons(vNil, xs)
	assert_same(List_car(ys), vNil).x
	assert_same(List_cdr(ys), xs).x
	assert_same(List_car(xs), vNil).x
	xs = List_cons(2, List_cons(3, vNil))
	ys = List_cons(1, xs)
	assertEqual(                             List_car(ys),		1).x
	assert_same(              				 List_cdr(ys),	   xs).x
	assertEqual(                             List_car(xs),		2).x	
	assertEqual(                    List_car(List_cdr(ys)),		2).x	
	assertEqual(                    List_car(List_cdr(xs)),		3).x	
	assertEqual(           List_car(List_cdr(List_cdr(ys))),	3).x	
	assertEqual(List_isNil(List_cdr(List_cdr(List_cdr(ys)))), 		True).x	

	assertEqual(            List_cadr(ys),	2).x	
	assertEqual(            List_cadr(xs),	3).x	
	assertEqual(List_isNil( List_cddr(xs)),	True).x	
	assertEqual(           List_caddr(ys),	3).x	
	assertEqual(List_isNil(List_cdddr(ys)),	True).x	

	assertEqual(List_nth(0, xs), 2).x
	assertEqual(List_nth(1, xs), 3).x
	assertEqual(List_nth(0, ys), 1).x
	assertEqual(List_nth(1, ys), 2).x
	assertEqual(List_nth(2, ys), 3).x

	'--- List_length
	assertEqual(List_length(						  vNil), 	0).x
	assertEqual(List_length(			 List_cons(0, vNil)), 	1).x
	assertEqual(List_length(List_cons(0, List_cons(0, vNil))), 	2).x

	'assertEqual(isFn(Fn.length), 	True).x	' from Fn object
	'assertEqual(isFn(List_length), 	True).x	' from 0-arg call
	'assertEqual(arity(List_length), 1).x
	
	'assertEqual(apply(List_length,							  vNil), 	0).x
	'assertEqual(apply(List_length,				 List_cons(0, vNil)), 	1).x
	'assertEqual(apply(List_length,	List_cons(0, List_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fix argument order for DataTypeCtor
	Dim argTypes, at
	argTypes = field(DataCtor_argTypes, cDataTypeCtor)
	assertEqual(List_length(argTypes), 3).x
	
	at = List_nth(0, argTypes)
	assert_hasTypeCtor(ctorOf(at), tcType).x
	assertEqual(fieldCount(at), 0).x ' singleton value
	assertEqual(ctorName(at), "String").x
	
	at = List_nth(1, argTypes)
	assert_hasTypeCtor(ctorOf(at), tcType).x
	assertEqual(fieldCount(at), 0).x ' singleton value
	assertEqual(ctorName(at), "Integer").x
	
	' third arg should be (TypeApp TList TDataCtor) - later


	'--- data ctors of TType
	
	'--- TType data ctor: String
	Dim vString As Variant, cString As Variant ' singleton data ctor, returns the singleton value
	vString = StringType
	assertEqual(isDataValue(vString), True).x
	assertEqual( fieldCount(vString), 0).x	' singleton value
	' StringType returns the same instance again
	assert_same(StringType, vString).x
	cString = ctorOf(vString)
	assertEqual(isDataValue(cString), True).x
	assertEqual( fieldCount(cString), 3).x
	assertEqual(           field(DataCtor_name,     cString),  "String").x
	argTypes = field(DataCtor_argTypes, cString)
	assertEqual(List_length(argTypes), 0).x ' singleton ctor
	assert_hasTypeCtor(cString,		tcType).x
	assert_hasCtor(	   cString,		cDataCtor).x
	
	'--- TType data ctor: Integer
	Dim vInt As Variant, cInt As Variant ' singleton data ctor, returns the singleton value
	vInt = IntegerType
	assertEqual(isDataValue(vInt), True).x
	assertEqual( fieldCount(vInt), 0).x	' singleton value
	' IntegerType returns the same instance again
	assert_same(IntegerType, vInt).x
	cInt = ctorOf(vInt)
	assertEqual(isDataValue(cInt), True).x
	assertEqual( fieldCount(cInt), 3).x
	assertEqual(           field(DataCtor_name,     cInt),  "Integer").x
	argTypes = field(DataCtor_argTypes, cInt)
	assertEqual(List_length(argTypes), 0).x ' singleton ctor
	assert_hasTypeCtor(cInt,		tcType).x
	assert_hasCtor(	   cInt,		cDataCtor).x

	'--- TType data ctor: TypeParam Integer
	Dim cParam As Variant
	cParam = TypeParam
	assertEqual(isDataValue(cParam), True		).x
	assertEqual( fieldCount(cParam), 3			).x
	assert_hasTypeCtor(     cParam,  tcType		).x
	assert_hasCtor(			cParam,  cDataCtor	).x
	assertEqual(field(DataCtor_name,     cParam),  "TypeParam").x
	argTypes =  field(DataCtor_argTypes, cParam)
	assertEqual(List_length(argTypes), 1).x
	assert_same(List_nth(0, argTypes), vInt).x

	'--- apply data ctor TypeParam
	Dim vParam As Variant
	vParam = TypeParam(42)
	assertEqual(isDataValue(vParam),	True	).x
	assertEqual( fieldCount(vParam),	1		).x
	assert_hasCtor(         vParam,		cParam	).x
	assertEqual(field(0,	vParam),	42).x

	'--- TType data ctor: TypeApp TDataTypeCtor Type
	Dim cApp As Variant
	cApp = TypeApp
	assertEqual(isDataValue(cApp), True		).x
	assertEqual( fieldCount(cApp), 3			).x
	assert_hasTypeCtor(     cApp,  tcType		).x
	assert_hasCtor(			cApp,  cDataCtor	).x
	assertEqual(field(DataCtor_name,     cApp),  "TypeApp").x
	argTypes =  field(DataCtor_argTypes, cApp)
	assertEqual(List_length(argTypes), 2).x
	assert_same(List_nth(1, argTypes), tcType).x
	' TODO: really only TDataTypeCtor? - it means only 1 type param ever!
	assert_same(List_nth(0, argTypes), tcDataTypeCtor).x

	'--- apply data ctor TypeApp
	Dim vApp As Variant
	vApp = TypeApp(tcList, vInt)
	assertEqual(isDataValue(vApp),	True	).x
	assertEqual( fieldCount(vApp),	2		).x
	assert_hasCtor(         vApp,	cApp	).x	

	assert_same(field(0,	vApp),	tcList).x
	assert_same(field(1,	vApp),	vInt).x

	
End Function

Function test_Type_hasType
	assertEqual(hasType(TDataTypeCtor,	TDataTypeCtor), True).x
	assertEqual(hasType(TType, 			TDataTypeCtor), True).x
	assertEqual(hasType(DataTypeCtor,	TDataTypeCtor), False).x
	assertEqual(hasType(DataTypeCtor,	TDataCtor), 	True).x
	assertEqual(hasType(TDataCtor,		TDataTypeCtor), True).x
	assertEqual(hasType(DataCtor,		TDataTypeCtor), False).x
	assertEqual(hasType(DataCtor,		TDataCtor), 	True).x

	'assertThrows(hasType(TDataCtor,		DataCtor)).x
	
	'assertEqual(hasType(), True).x
	'assertEqual(hasType(), True).x

End Function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